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00" draw:textarea-horizontal-align="justify" draw:textarea-vertical-align="middle" draw:auto-grow-height="false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9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0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203cm" svg:stroke-color="#00ff00" draw:marker-start="Arrow" draw:marker-start-width="0.508cm" draw:marker-end="Arrow" draw:marker-end-width="0.61cm" svg:stroke-opacity="25%" draw:fill="none" draw:textarea-vertical-align="middle" fo:padding-top="0.226cm" fo:padding-bottom="0.226cm" fo:padding-left="0.351cm" fo:padding-right="0.351cm"/>
    </style:style>
    <style:style style:name="gr16" style:family="graphic" style:parent-style-name="objectwithoutfill">
      <style:graphic-properties svg:stroke-width="0.203cm" svg:stroke-color="#0000ff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7" style:family="graphic" style:parent-style-name="objectwithoutfill">
      <style:graphic-properties draw:stroke="dash" draw:stroke-dash="Ultrafine_20_Dashed" svg:stroke-width="0.203cm" svg:stroke-color="#ff3366" draw:marker-start-width="0.508cm" draw:marker-end="Arrow" draw:marker-end-width="0.508cm" svg:stroke-opacity="100%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762cm" draw:marker-start-width="1.346cm" draw:marker-end="Arrow" draw:marker-end-width="1.448cm" draw:fill="none" draw:textarea-vertical-align="middle" fo:padding-top="0.505cm" fo:padding-bottom="0.505cm" fo:padding-left="0.63cm" fo:padding-right="0.63cm"/>
    </style:style>
    <style:style style:name="gr19" style:family="graphic" style:parent-style-name="objectwithoutfill">
      <style:graphic-properties svg:stroke-width="0.203cm" svg:stroke-color="#00ff0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20" style:family="graphic" style:parent-style-name="objectwithoutfill">
      <style:graphic-properties draw:stroke="dash" draw:stroke-dash="Ultrafine_20_Dashed" svg:stroke-width="0.203cm" svg:stroke-color="#00ff00" draw:marker-start-width="0.508cm" draw:marker-end-width="0.508cm" svg:stroke-opacity="25%" draw:fill="none" draw:textarea-vertical-align="middle" fo:padding-top="0.226cm" fo:padding-bottom="0.226cm" fo:padding-left="0.351cm" fo:padding-right="0.351cm"/>
    </style:style>
    <style:style style:name="gr21" style:family="graphic" style:parent-style-name="objectwithoutfill">
      <style:graphic-properties draw:stroke="dash" draw:stroke-dash="Ultrafine_20_Dashed" svg:stroke-width="0.203cm" svg:stroke-color="#00ff00" draw:marker-start="Arrow" draw:marker-start-width="0.508cm" draw:marker-end-width="0.508cm" svg:stroke-opacity="25%" draw:fill="none" draw:textarea-vertical-align="middle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Ultrafine_20_Dashed" svg:stroke-width="0.203cm" svg:stroke-color="#00ff00" draw:marker-start-width="0.508cm" draw:marker-end="Arrow" draw:marker-end-width="0.508cm" svg:stroke-opacity="25%" draw:fill="none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7" style:family="graphic" style:parent-style-name="standard">
      <style:graphic-properties draw:stroke="solid" svg:stroke-width="0.152cm" svg:stroke-color="#ffff00" draw:marker-start-width="0.432cm" draw:marker-end-width="0.432cm" draw:fill-color="#ffff00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8" style:family="graphic" style:parent-style-name="standard">
      <style:graphic-properties svg:stroke-width="0.152cm" svg:stroke-color="#ffff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3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8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color="#ff0000" fo:font-size="18pt"/>
    </style:style>
    <style:style style:name="P7" style:family="paragraph">
      <style:paragraph-properties fo:text-align="center"/>
      <style:text-properties fo:color="#ff0000" fo:font-size="18pt"/>
    </style:style>
    <style:style style:name="P8" style:family="paragraph">
      <style:text-properties fo:color="#4c4c4c" fo:font-size="1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start"/>
      <style:text-properties fo:color="#00000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18pt" fo:font-style="italic" style:font-style-asian="italic" style:font-style-complex="italic"/>
    </style:style>
    <style:style style:name="P15" style:family="paragraph">
      <style:paragraph-properties fo:text-align="center"/>
      <style:text-properties fo:font-size="18pt" style:text-underline-style="none" fo:font-weight="normal" style:font-weight-asian="normal" style:font-weight-complex="normal"/>
    </style:style>
    <style:style style:name="P16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color="#0000ff" fo:font-size="18pt" fo:font-style="normal" style:font-style-asian="normal" style:font-style-complex="normal"/>
    </style:style>
    <style:style style:name="P20" style:family="paragraph">
      <style:text-properties fo:color="#0000ff" fo:font-size="18pt" fo:font-style="italic" style:font-style-asian="italic" style:font-style-complex="italic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color="#4c4c4c" fo:font-size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family="'Ubuntu Mono'" style:font-pitch="fixed" fo:font-size="16pt" style:font-size-asian="16pt" style:font-size-complex="16pt"/>
    </style:style>
    <style:style style:name="T30" style:family="text">
      <style:text-properties fo:font-family="'Ubuntu Mono'" style:font-pitch="fixed"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family="'Liberation Sans'" style:font-pitch="variable" fo:font-size="18pt" fo:font-style="normal" style:font-size-asian="18pt" style:font-style-asian="normal" style:font-size-complex="18pt" style:font-style-complex="normal"/>
    </style:style>
    <style:style style:name="T32" style:family="text">
      <style:text-properties fo:color="#0000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0000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000000" fo:font-family="'Ubuntu Mono'" style:font-pitch="fixed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color="#0000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00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ff" fo:font-size="16pt" fo:font-style="normal" style:font-size-asian="16pt" style:font-style-asian="normal" style:font-size-complex="16pt" style:font-style-complex="normal"/>
    </style:style>
    <style:style style:name="T43" style:family="text">
      <style:text-properties fo:font-size="18pt" fo:font-style="normal" style:font-style-asian="normal" style:font-style-complex="normal"/>
    </style:style>
    <style:style style:name="T44" style:family="text">
      <style:text-properties fo:color="#0000ff" fo:font-size="16pt" fo:font-style="italic" style:font-size-asian="16pt" style:font-style-asian="italic" style:font-size-complex="16pt" style:font-style-complex="italic"/>
    </style:style>
    <style:style style:name="T45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7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color="#000000" fo:font-family="'Liberation Sans'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666666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1" style:family="text">
      <style:text-properties fo:color="#666666" fo:font-family="'Liberation Sans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color="#000000" fo:font-family="'Liberation Sans'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666666" fo:font-family="'Liberation Sans'" style:font-pitch="variable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666666" fo:font-family="'Liberation Sans'" style:font-pitch="variabl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4" draw:layer="layout" svg:width="14.224cm" svg:height="11.43cm" svg:x="6.096cm" svg:y="4.826cm">
          <text:p text:style-name="P2"><text:span text:style-name="T2">Repository</text:span></text:p>
          <text:p text:style-name="P2"><text:span text:style-name="T2"/></text:p>
          <text:p text:style-name="P3"><text:span text:style-name="T3">Contains all files, details on all branches / versions / modification history etc...</text:span></text:p>
          <text:p text:style-name="P3"><text:span text:style-name="T3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2" draw:layer="layout" svg:width="2.794cm" svg:height="2.794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4" draw:text-style-name="P4" draw:layer="layout" svg:width="9.398cm" svg:height="6.096cm" svg:x="9.906cm" svg:y="13.9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9.398cm" svg:height="6.096cm" svg:x="9.906cm" svg:y="4.064cm">
          <text:p text:style-name="P2"><text:span text:style-name="T2">'Remote' repository</text:span></text:p>
          <text:p text:style-name="P2"><text:span text:style-name="T3">(usually referred to as 'origin'</text:span></text:p>
          <text:p text:style-name="P2"><text:span text:style-name="T3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6" draw:layer="layout" svg:width="4.557cm" svg:height="0.806cm" draw:transform="rotate (1.56119701590893) translate (0.676cm 17.376cm)">
          <draw:text-box>
            <text:p><text:span text:style-name="T4">Local</text:span><text:span text:style-name="T5"> (pc / laptop)</text:span></text:p>
          </draw:text-box>
        </draw:frame>
        <draw:custom-shape draw:style-name="gr7" draw:text-style-name="P2" draw:layer="layout" svg:width="0.508cm" svg:height="6.096cm" svg:x="1.524cm" svg:y="3.81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594cm 9.125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8.89cm" svg:x="1.524cm" svg:y="10.92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6.858cm" svg:height="2.54cm" svg:x="3.556cm" svg:y="10.668cm">
          <text:p>Clone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2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local repo.</text:span></text:p>
          </draw:text-box>
        </draw:frame>
        <draw:custom-shape draw:style-name="gr4" draw:text-style-name="P4" xml:id="id1" draw:id="id1" draw:layer="layout" svg:width="7.874cm" svg:height="5.588cm" svg:x="14.921cm" svg:y="4.03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xml:id="id2" draw:id="id2" draw:layer="layout" svg:width="6.35cm" svg:height="5.334cm" svg:x="8.89cm" svg:y="14.732cm">
          <text:p text:style-name="P2"><text:span text:style-name="T6">'Working tree'</text:span></text:p>
          <text:p text:style-name="P2"><text:span text:style-name="T7"/></text:p>
          <text:p text:style-name="P2"><text:span text:style-name="T7">(the visible files you </text:span></text:p>
          <text:p text:style-name="P2"><text:span text:style-name="T7">will work with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2" draw:layer="layout" draw:type="curve" draw:line-skew="-1.904cm" svg:x1="14.921cm" svg:y1="6.831cm" svg:x2="8.89cm" svg:y2="17.399cm" draw:start-shape="id1" draw:start-glue-point="6" draw:end-shape="id2" draw:end-glue-point="6" svg:d="m14921 6831c-12729 0-9713 10568-6031 10568" svg:viewBox="0 0 9224 10569">
          <text:p/>
        </draw:connector>
        <draw:connector draw:style-name="gr11" draw:text-style-name="P2" draw:layer="layout" draw:type="curve" draw:line-skew="1.978cm" svg:x1="15.24cm" svg:y1="17.399cm" svg:x2="22.795cm" svg:y2="6.831cm" draw:start-shape="id2" draw:start-glue-point="8" draw:end-shape="id1" draw:end-glue-point="8" svg:d="m15240 17399c15052 0 11275-10568 7555-10568" svg:viewBox="0 0 10892 10569">
          <text:p/>
        </draw:connector>
        <draw:custom-shape draw:style-name="gr7" draw:text-style-name="P2" draw:layer="layout" svg:width="0.508cm" svg:height="15.239cm" svg:x="1.524cm" svg:y="3.30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426cm 12.692cm)">
          <draw:text-box>
            <text:p><text:span text:style-name="T4">Local</text:span><text:span text:style-name="T5"> (pc / laptop)</text:span></text:p>
          </draw:text-box>
        </draw:frame>
        <draw:frame draw:style-name="gr12" draw:text-style-name="P8" draw:layer="layout" svg:width="4.592cm" svg:height="2.232cm" svg:x="16.699cm" svg:y="9.933cm">
          <draw:text-box>
            <text:p><text:span text:style-name="T8">('hidden' in a </text:span></text:p>
            <text:p><text:span text:style-name="T8">“</text:span><text:span text:style-name="T8">.git” directory)</text:span></text:p>
          </draw:text-box>
        </draw:frame>
        <draw:custom-shape draw:style-name="gr8" draw:text-style-name="P2" draw:layer="layout" svg:width="6.35cm" svg:height="2.54cm" svg:x="3.048cm" svg:y="9.906cm">
          <text:p>Checkout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62cm" svg:height="3.153cm" svg:x="18.034cm" svg:y="14.478cm">
          <text:p>Commit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</text:span></text:p>
          </draw:text-box>
        </draw:frame>
        <draw:custom-shape draw:style-name="gr4" draw:text-style-name="P4" draw:layer="layout" svg:width="9.398cm" svg:height="6.096cm" svg:x="9.906cm" svg:y="13.97cm">
          <text:p text:style-name="P2"><text:span text:style-name="T2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9.398cm" svg:height="6.096cm" svg:x="9.906cm" svg:y="4.064cm">
          <text:p text:style-name="P2"><text:span text:style-name="T2">'Remote' repository</text:span></text:p>
          <text:p text:style-name="P2"><text:span text:style-name="T3">(usually referred to as 'origin'</text:span></text:p>
          <text:p text:style-name="P2"><text:span text:style-name="T3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2.794cm" svg:height="2.794cm" svg:x="13.208cm" svg:y="10.6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7.376cm)">
          <draw:text-box>
            <text:p><text:span text:style-name="T4">Local</text:span><text:span text:style-name="T5"> (pc / laptop)</text:span></text:p>
          </draw:text-box>
        </draw:frame>
        <draw:custom-shape draw:style-name="gr7" draw:text-style-name="P2" draw:layer="layout" svg:width="0.508cm" svg:height="6.096cm" svg:x="1.524cm" svg:y="3.81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594cm 9.125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8.89cm" svg:x="1.524cm" svg:y="10.92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6.858cm" svg:height="2.54cm" svg:x="3.556cm" svg:y="10.668cm">
          <text:p>Push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3.506cm" svg:x="1.471cm" svg:y="-0.458cm" presentation:class="title" presentation:user-transformed="true">
          <draw:text-box>
            <text:p><text:span text:style-name="T9">'Distributed development' process ...</text:span></text:p>
          </draw:text-box>
        </draw:frame>
        <draw:custom-shape draw:style-name="gr5" draw:text-style-name="P4" xml:id="id3" draw:id="id3" draw:layer="layout" svg:width="4.318cm" svg:height="3.556cm" svg:x="8.128cm" svg:y="15.494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0.508cm" svg:height="14.732cm" svg:x="1.524cm" svg:y="4.06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5cm 13.697cm)">
          <draw:text-box>
            <text:p><text:span text:style-name="T4">Online</text:span><text:span text:style-name="T5"> (github.com)</text:span></text:p>
          </draw:text-box>
        </draw:frame>
        <draw:custom-shape draw:style-name="gr14" draw:text-style-name="P10" xml:id="id4" draw:id="id4" draw:layer="layout" svg:width="4.318cm" svg:height="3.556cm" svg:x="12.917cm" svg:y="10.16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1" draw:layer="layout" svg:width="3.47cm" svg:height="0.839cm" svg:x="13.425cm" svg:y="13.893cm">
          <draw:text-box>
            <text:p><text:span text:style-name="T16">('Live' repo)</text:span></text:p>
          </draw:text-box>
        </draw:frame>
        <draw:connector draw:style-name="gr15" draw:text-style-name="P2" draw:layer="layout" draw:type="line" svg:x1="12.895cm" svg:y1="13.415cm" svg:x2="10.287cm" svg:y2="15.494cm" draw:end-shape="id3" draw:end-glue-point="5" svg:d="m12895 13415-2608 2079" svg:viewBox="0 0 2609 2080">
          <text:p/>
        </draw:connector>
        <draw:custom-shape draw:style-name="gr5" draw:text-style-name="P4" xml:id="id7" draw:id="id7" draw:layer="layout" svg:width="4.318cm" svg:height="3.556cm" svg:x="20.828cm" svg:y="8.89cm">
          <text:p text:style-name="P2"><text:span text:style-name="T10">isabel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6" draw:id="id6" draw:layer="layout" svg:width="4.318cm" svg:height="3.556cm" svg:x="12.954cm" svg:y="3.81cm">
          <text:p text:style-name="P2"><text:span text:style-name="T10">raf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xml:id="id5" draw:id="id5" draw:layer="layout" svg:width="4.318cm" svg:height="3.556cm" svg:x="5.588cm" svg:y="8.89cm">
          <text:p text:style-name="P2"><text:span text:style-name="T10">carlos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draw:type="line" svg:x1="12.917cm" svg:y1="11.938cm" svg:x2="9.906cm" svg:y2="10.668cm" draw:start-shape="id4" draw:start-glue-point="6" draw:end-shape="id5" draw:end-glue-point="8" svg:d="m12917 11938-3011-1270" svg:viewBox="0 0 3012 1271">
          <text:p/>
        </draw:connector>
        <draw:connector draw:style-name="gr15" draw:text-style-name="P2" draw:layer="layout" draw:type="line" svg:x1="15.076cm" svg:y1="10.16cm" svg:x2="15.113cm" svg:y2="7.366cm" draw:start-shape="id4" draw:start-glue-point="5" draw:end-shape="id6" draw:end-glue-point="7" svg:d="m15076 10160 37-2794" svg:viewBox="0 0 38 2795">
          <text:p/>
        </draw:connector>
        <draw:connector draw:style-name="gr15" draw:text-style-name="P2" draw:layer="layout" draw:type="line" svg:x1="17.235cm" svg:y1="11.938cm" svg:x2="20.828cm" svg:y2="10.668cm" draw:start-shape="id4" draw:start-glue-point="8" draw:end-shape="id7" draw:end-glue-point="6" svg:d="m17235 11938 3593-1270" svg:viewBox="0 0 3594 1271">
          <text:p/>
        </draw:connector>
        <draw:custom-shape draw:style-name="gr5" draw:text-style-name="P4" xml:id="id8" draw:id="id8" draw:layer="layout" svg:width="4.318cm" svg:height="3.556cm" svg:x="17.643cm" svg:y="15.408cm">
          <text:p text:style-name="P2"><text:span text:style-name="T10">roydude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draw:type="line" svg:x1="17.579cm" svg:y1="13.719cm" svg:x2="19.802cm" svg:y2="15.408cm" draw:end-shape="id8" draw:end-glue-point="5" svg:d="m17579 13719 2223 1689" svg:viewBox="0 0 2224 1690">
          <text:p/>
        </draw:connector>
        <draw:custom-shape draw:style-name="gr8" draw:text-style-name="P2" draw:layer="layout" svg:width="7.874cm" svg:height="3.302cm" svg:x="3.048cm" svg:y="2.794cm">
          <text:p>Everyone works on their</text:p>
          <text:p>own copy (or 'fork') of</text:p>
          <text:p>the liv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712cm" presentation:class="title" presentation:user-transformed="true">
          <draw:text-box>
            <text:p><text:span text:style-name="T9">'Distributed development' process ..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frame draw:style-name="gr22" draw:text-style-name="P14" draw:layer="layout" svg:width="2.504cm" svg:height="0.878cm" svg:x="18.07cm" svg:y="5.588cm">
          <draw:text-box>
            <text:p><text:span text:style-name="T20">(review)</text:span></text:p>
          </draw:text-box>
        </draw:frame>
        <draw:frame draw:style-name="gr6" draw:text-style-name="P14" draw:layer="layout" svg:width="2.471cm" svg:height="0.878cm" svg:x="21.151cm" svg:y="5.08cm">
          <draw:text-box>
            <text:p><text:span text:style-name="T20">(merge)</text:span></text:p>
          </draw:text-box>
        </draw:frame>
        <draw:custom-shape draw:style-name="gr5" draw:text-style-name="P15" draw:layer="layout" svg:width="4.318cm" svg:height="2.54cm" svg:x="5.334cm" svg:y="10.16cm">
          <text:p text:style-name="P2"><text:span text:style-name="T21">Personal remote</text:span></text:p>
          <text:p text:style-name="P2"><text:span text:style-name="T21">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6" draw:layer="layout" svg:width="4.318cm" svg:height="2.54cm" svg:x="2.286cm" svg:y="3.302cm">
          <text:p text:style-name="P2"><text:span text:style-name="T14">LIV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" xml:id="id10" draw:id="id1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7" xml:id="id9" draw:id="id9" draw:layer="layout" svg:width="2.058cm" svg:height="1.27cm" svg:x="12.175cm" svg:y="14.732cm">
          <text:p text:style-name="P2"><text:span text:style-name="T22">Local</text:span></text:p>
          <text:p text:style-name="P2"><text:span text:style-name="T22">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9" draw:start-glue-point="6" draw:end-shape="id10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10" draw:start-glue-point="8" draw:end-shape="id9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204cm" presentation:class="title" presentation:user-transformed="true">
          <draw:text-box>
            <text:p><text:span text:style-name="T9">1. Create your own copy ('Fork') of the </text:span><text:span text:style-name="T23">live</text:span><text:span text:style-name="T24"> repo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2" xml:id="id12" draw:id="id1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1" draw:id="id1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11" draw:start-glue-point="6" draw:end-shape="id12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12" draw:start-glue-point="8" draw:end-shape="id11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custom-shape draw:style-name="gr27" draw:text-style-name="P3" draw:layer="layout" svg:width="7.62cm" svg:height="6.35cm" svg:x="13.716cm" svg:y="5.588cm">
          <text:p text:style-name="P3"/>
          <text:p text:style-name="P3">Use the 'Fork' button in</text:p>
          <text:p text:style-name="P3">the <text:span text:style-name="T26">live</text:span> repo.</text:p>
          <text:p text:style-name="P3"/>
          <text:p text:style-name="P3">Copies the entire 'live' </text:p>
          <text:p text:style-name="P3">repo. into <text:span text:style-name="T27">your</text:span><text:span text:style-name="T28"> github </text:span></text:p>
          <text:p text:style-name="P3"><text:span text:style-name="T28">account.</text:span></text:p>
          <draw:enhanced-geometry svg:viewBox="0 0 21600 21600" draw:text-areas="800 800 20800 20800" draw:type="round-rectangular-callout" draw:modifiers="-6368.61304290775 7251.01558809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5.588cm" svg:height="2.286cm" svg:x="5.84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1.93cm" svg:height="0.74cm" svg:x="16.358cm" svg:y="5.864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6.67cm" svg:height="3.506cm" svg:x="0.762cm" svg:y="-0.712cm" presentation:class="title" presentation:user-transformed="true">
          <draw:text-box>
            <text:p><text:span text:style-name="T9">2. Creating your 'local' repo. from your 'remote'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2" xml:id="id14" draw:id="id1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3" draw:id="id1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13" draw:start-glue-point="6" draw:end-shape="id14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14" draw:start-glue-point="8" draw:end-shape="id13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custom-shape draw:style-name="gr27" draw:text-style-name="P18" draw:layer="layout" svg:width="17.272cm" svg:height="6.35cm" svg:x="10.16cm" svg:y="3.048cm">
          <text:p text:style-name="P2"><text:span text:style-name="T29">git clone </text:span><text:span text:style-name="T30">&lt;remote repo url&gt;</text:span></text:p>
          <text:p text:style-name="P3"><text:span text:style-name="T30"/></text:p>
          <text:p text:style-name="P3"><text:span text:style-name="T31">i.e.</text:span></text:p>
          <text:p text:style-name="P3"><text:span text:style-name="T30"/></text:p>
          <text:p text:style-name="P2"><text:span text:style-name="T30">git clone https://github.com/paloma/owd_test_cases.git</text:span></text:p>
          <text:p text:style-name="P3"><text:span text:style-name="T30"/></text:p>
          <text:p text:style-name="P3">Copies the entire 'remote' repo. into the current directory</text:p>
          <text:p text:style-name="P3">on your local machine.</text:p>
          <draw:enhanced-geometry svg:viewBox="0 0 21600 21600" draw:text-areas="800 800 20800 20800" draw:type="round-rectangular-callout" draw:modifiers="2861.15903433104 32411.9036372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5.588cm" svg:height="2.286cm" svg:x="7.87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204cm" presentation:class="title" presentation:user-transformed="true">
          <draw:text-box>
            <text:p><text:span text:style-name="T9">3. Set the 'upstream' repo. for your local repo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2" xml:id="id16" draw:id="id1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5" draw:id="id1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15" draw:start-glue-point="6" draw:end-shape="id16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16" draw:start-glue-point="8" draw:end-shape="id15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8" draw:text-style-name="P2" draw:layer="layout" svg:width="6.858cm" svg:height="2.286cm" svg:x="4.82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19.558cm" svg:height="6.35cm" svg:x="7.62cm" svg:y="4.064cm">
          <text:p text:style-name="P2"><text:span text:style-name="T32">git remote add upstream </text:span><text:span text:style-name="T33">&lt;</text:span><text:span text:style-name="T34">live</text:span><text:span text:style-name="T33"> repo url&gt;</text:span></text:p>
          <text:p text:style-name="P3"><text:span text:style-name="T30"/></text:p>
          <text:p text:style-name="P3"><text:span text:style-name="T31">i.e.</text:span></text:p>
          <text:p text:style-name="P3"><text:span text:style-name="T30"/></text:p>
          <text:p text:style-name="P2"><text:span text:style-name="T32">git remote add upstream</text:span><text:span text:style-name="T30"> https://github.com/</text:span><text:span text:style-name="T35">owdqa</text:span><text:span text:style-name="T30">/owd_test_cases.git</text:span></text:p>
          <text:p text:style-name="P3"><text:span text:style-name="T30"/></text:p>
          <text:p text:style-name="P3">Tells your repo. which repo. to keep 'in sync' with (necessary for</text:p>
          <text:p text:style-name="P3">a later step...)</text:p>
          <draw:enhanced-geometry svg:viewBox="0 0 21600 21600" draw:text-areas="800 800 20800 20800" draw:type="round-rectangular-callout" draw:modifiers="2937.57349557748 34857.2508266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27cm" svg:y="-0.712cm" presentation:class="title" presentation:user-transformed="true">
          <draw:text-box>
            <text:p><text:span text:style-name="T9">4. Checkout the correct branch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custom-shape draw:style-name="gr23" draw:text-style-name="P2" xml:id="id18" draw:id="id18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7" draw:id="id17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17" draw:start-glue-point="6" draw:end-shape="id18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18" draw:start-glue-point="8" draw:end-shape="id17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7.62cm" svg:height="6.35cm" svg:x="16.256cm" svg:y="10.922cm">
          <text:p text:style-name="P2"><text:span text:style-name="T36">git checkout </text:span><text:span text:style-name="T37">&lt;branch name&gt;</text:span></text:p>
          <text:p text:style-name="P2"><text:span text:style-name="T37"/></text:p>
          <text:p text:style-name="P3">i.e.</text:p>
          <text:p text:style-name="P3"/>
          <text:p text:style-name="P2"><text:span text:style-name="T36">git checkout </text:span><text:span text:style-name="T37">v1-train</text:span></text:p>
          <text:p text:style-name="P3"><text:span text:style-name="T37"/></text:p>
          <text:p text:style-name="P3"><text:span text:style-name="T28">Sets your local files to the</text:span></text:p>
          <text:p text:style-name="P3"><text:span text:style-name="T28">version for this branch.</text:span></text:p>
          <draw:enhanced-geometry svg:viewBox="0 0 21600 21600" draw:text-areas="800 800 20800 20800" draw:type="round-rectangular-callout" draw:modifiers="-13374.9376722215 19205.6683986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5.588cm" svg:height="2.286cm" svg:x="5.787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204cm" presentation:class="title" presentation:user-transformed="true">
          <draw:text-box>
            <text:p><text:span text:style-name="T9">5. Make some changes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19" draw:layer="layout" svg:width="4.858cm" svg:height="0.962cm" svg:x="10.83cm" svg:y="18.034cm">
          <draw:text-box>
            <text:p><text:span text:style-name="T38">5</text:span><text:span text:style-name="T39">.</text:span><text:span text:style-name="T40"> </text:span><text:span text:style-name="T41">M</text:span><text:span text:style-name="T42">ake changes</text:span></text:p>
          </draw:text-box>
        </draw:frame>
        <draw:custom-shape draw:style-name="gr23" draw:text-style-name="P2" xml:id="id20" draw:id="id2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9" draw:id="id19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19" draw:start-glue-point="6" draw:end-shape="id20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20" draw:start-glue-point="8" draw:end-shape="id19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18" draw:layer="layout" svg:width="8.89cm" svg:height="6.35cm" svg:x="14.732cm" svg:y="8.382cm">
          <text:p text:style-name="P3"><text:span text:style-name="T43">Make your changes to the </text:span></text:p>
          <text:p text:style-name="P3"><text:span text:style-name="T43">repo.</text:span></text:p>
          <text:p text:style-name="P3"><text:span text:style-name="T43"/></text:p>
          <text:p text:style-name="P3"><text:span text:style-name="T43">(finally ... the actual 'work'! ;).</text:span></text:p>
          <draw:enhanced-geometry svg:viewBox="0 0 21600 21600" draw:text-areas="800 800 20800 20800" draw:type="round-rectangular-callout" draw:modifiers="1933.82071757958 31235.1440717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5.588cm" svg:height="2.286cm" svg:x="10.414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712cm" presentation:class="title" presentation:user-transformed="true">
          <draw:text-box>
            <text:p><text:span text:style-name="T9">6. Add your changes to 'staging area'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22" draw:id="id2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21" draw:id="id2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21" draw:start-glue-point="6" draw:end-shape="id22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22" draw:start-glue-point="8" draw:end-shape="id21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18" draw:layer="layout" svg:width="8.89cm" svg:height="6.35cm" svg:x="10.414cm" svg:y="6.35cm">
          <text:p text:style-name="P2"><text:span text:style-name="T47">git add -A</text:span></text:p>
          <text:p text:style-name="P3"><text:span text:style-name="T47"/></text:p>
          <text:p text:style-name="P3"><text:span text:style-name="T43">This puts your changes in </text:span></text:p>
          <text:p text:style-name="P3"><text:span text:style-name="T43">the 'staging area'.</text:span></text:p>
          <text:p text:style-name="P3"><text:span text:style-name="T43">Not in the local repo. yet,</text:span></text:p>
          <text:p text:style-name="P3"><text:span text:style-name="T43">but git now knows you made</text:span></text:p>
          <text:p text:style-name="P3"><text:span text:style-name="T43">these changes, so you won't</text:span></text:p>
          <text:p text:style-name="P3"><text:span text:style-name="T43">lose them.</text:span></text:p>
          <draw:enhanced-geometry svg:viewBox="0 0 21600 21600" draw:text-areas="800 800 20800 20800" draw:type="round-rectangular-callout" draw:modifiers="15164.4584411202 34755.2196504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4.318cm" svg:height="1.832cm" svg:x="14.986cm" svg:y="1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71cm" svg:y="-0.508cm" presentation:class="title" presentation:user-transformed="true">
          <draw:text-box>
            <text:p><text:span text:style-name="T9">7. Re-sync your repo. with the 'live' repo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24" draw:id="id2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23" draw:id="id2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23" draw:start-glue-point="6" draw:end-shape="id24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24" draw:start-glue-point="8" draw:end-shape="id23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18" draw:layer="layout" svg:width="12.954cm" svg:height="7.62cm" svg:x="10.668cm" svg:y="5.588cm">
          <text:p text:style-name="P2"><text:span text:style-name="T32">git pull upstream </text:span><text:span text:style-name="T33">&lt;branch&gt;</text:span><text:span text:style-name="T32"> </text:span></text:p>
          <text:p text:style-name="P3"><text:span text:style-name="T48"/></text:p>
          <text:p text:style-name="P3"><text:span text:style-name="T49">i.e.</text:span></text:p>
          <text:p text:style-name="P3"><text:span text:style-name="T32"/></text:p>
          <text:p text:style-name="P2"><text:span text:style-name="T32">git pull upstream v1-train</text:span></text:p>
          <text:p text:style-name="P3"><text:span text:style-name="T50"/></text:p>
          <text:p text:style-name="P3"><text:span text:style-name="T51">This refreshes your remote and local</text:span></text:p>
          <text:p text:style-name="P3"><text:span text:style-name="T51">repo.'s, then shows you any conflicts </text:span></text:p>
          <text:p text:style-name="P3"><text:span text:style-name="T51">you need to resolve before merging</text:span></text:p>
          <text:p text:style-name="P3"><text:span text:style-name="T51">your changes</text:span><text:span text:style-name="T52">.</text:span></text:p>
          <draw:enhanced-geometry svg:viewBox="0 0 21600 21600" draw:text-areas="800 800 20800 20800" draw:type="round-rectangular-callout" draw:modifiers="14247.1632574296 28294.5545204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6.35cm" svg:height="1.916cm" svg:x="16.00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508cm" presentation:class="title" presentation:user-transformed="true">
          <draw:text-box>
            <text:p><text:span text:style-name="T9">8. Refresh the README.md file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26" draw:id="id2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25" draw:id="id2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25" draw:start-glue-point="6" draw:end-shape="id26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26" draw:start-glue-point="8" draw:end-shape="id25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4" draw:layer="layout" svg:width="11.176cm" svg:height="4.826cm" svg:x="12.7cm" svg:y="7.366cm">
          <text:p text:style-name="P2"><text:span text:style-name="T32">refresh_README.sh</text:span></text:p>
          <text:p text:style-name="P3"><text:span text:style-name="T50"/></text:p>
          <text:p text:style-name="P3"><text:span text:style-name="T51">Rebulds the table of contents in the</text:span></text:p>
          <text:p text:style-name="P3"><text:span text:style-name="T51">README.md file, so it shows all the</text:span></text:p>
          <text:p text:style-name="P3"><text:span text:style-name="T51">tests we have so far.</text:span></text:p>
          <draw:enhanced-geometry svg:viewBox="0 0 21600 21600" draw:text-areas="800 800 20800 20800" draw:type="round-rectangular-callout" draw:modifiers="12095.7680951955 32165.0714729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8.89cm" svg:height="1.916cm" svg:x="15.49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617cm" svg:y="-0.638cm" presentation:class="title" presentation:user-transformed="true">
          <draw:text-box>
            <text:p><text:span text:style-name="T9">9. Commit your changes to the local repo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28" draw:id="id28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27" draw:id="id27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27" draw:start-glue-point="6" draw:end-shape="id28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28" draw:start-glue-point="8" draw:end-shape="id27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18" draw:layer="layout" svg:width="11.176cm" svg:height="4.826cm" svg:x="14.986cm" svg:y="5.588cm">
          <text:p text:style-name="P3"><text:span text:style-name="T32">git commit -m “</text:span><text:span text:style-name="T33">&lt;update message&gt;</text:span><text:span text:style-name="T32">”</text:span></text:p>
          <text:p text:style-name="P3"><text:span text:style-name="T50"/></text:p>
          <text:p text:style-name="P3"><text:span text:style-name="T51">Commits your changes to your</text:span></text:p>
          <text:p text:style-name="P3"><text:span text:style-name="T53">local</text:span><text:span text:style-name="T51"> repo.</text:span></text:p>
          <draw:enhanced-geometry svg:viewBox="0 0 21600 21600" draw:text-areas="800 800 20800 20800" draw:type="round-rectangular-callout" draw:modifiers="3646.70305090811 35548.0422622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4.817cm" svg:height="1.916cm" svg:x="14.233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508cm" presentation:class="title" presentation:user-transformed="true">
          <draw:text-box>
            <text:p><text:span text:style-name="T9">10. Push changes to the remote repo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30" draw:id="id30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29" draw:id="id29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29" draw:start-glue-point="6" draw:end-shape="id30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30" draw:start-glue-point="8" draw:end-shape="id29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4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4" draw:layer="layout" svg:width="14.732cm" svg:height="8.128cm" svg:x="9.398cm" svg:y="2.794cm">
          <text:p text:style-name="P2"><text:span text:style-name="T54">git push </text:span><text:span text:style-name="T33">&lt;remote repo&gt; &lt;branch&gt;</text:span></text:p>
          <text:p text:style-name="P3"><text:span text:style-name="T33"/></text:p>
          <text:p text:style-name="P3"><text:span text:style-name="T51">i.e.</text:span></text:p>
          <text:p text:style-name="P3"><text:span text:style-name="T51"/></text:p>
          <text:p text:style-name="P2"><text:span text:style-name="T32">git push origin</text:span><text:span text:style-name="T33"> </text:span><text:span text:style-name="T32">v1-train</text:span></text:p>
          <text:p text:style-name="P3"><text:span text:style-name="T33"/></text:p>
          <text:p text:style-name="P3"><text:span text:style-name="T51">Pushes your changes from your </text:span><text:span text:style-name="T53">local</text:span><text:span text:style-name="T51"> repo.</text:span></text:p>
          <text:p text:style-name="P3"><text:span text:style-name="T51">to your </text:span><text:span text:style-name="T53">remote</text:span><text:span text:style-name="T55"> repo.</text:span></text:p>
          <text:p text:style-name="P3"><text:span text:style-name="T51"/></text:p>
          <text:p text:style-name="P3"><text:span text:style-name="T51">('origin' is the default name for your remote repo.)</text:span></text:p>
          <draw:enhanced-geometry svg:viewBox="0 0 21600 21600" draw:text-areas="800 800 20800 20800" draw:type="round-rectangular-callout" draw:modifiers="13310.6902871106 25883.3312830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4.817cm" svg:height="1.916cm" svg:x="14.47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712cm" presentation:class="title" presentation:user-transformed="true">
          <draw:text-box>
            <text:p><text:span text:style-name="T9">11. Submit a 'pull request'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frame draw:style-name="gr22" draw:text-style-name="P4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32" draw:id="id32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1" draw:id="id31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31" draw:start-glue-point="6" draw:end-shape="id32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32" draw:start-glue-point="8" draw:end-shape="id31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4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21" draw:layer="layout" svg:width="10.414cm" svg:height="7.366cm" svg:x="4.064cm" svg:y="3.048cm">
          <text:p text:style-name="P3"><text:span text:style-name="T28"/></text:p>
          <text:p text:style-name="P3"><text:span text:style-name="T28"/></text:p>
          <text:p text:style-name="P3"><text:span text:style-name="T28">Use the 'Pull Request' button</text:span></text:p>
          <text:p text:style-name="P3"><text:span text:style-name="T28">in your remote repo.</text:span></text:p>
          <text:p text:style-name="P3"><text:span text:style-name="T28"/></text:p>
          <text:p text:style-name="P3"><text:span text:style-name="T28">Informs the team that you have </text:span></text:p>
          <text:p text:style-name="P3"><text:span text:style-name="T28">made a change and gives them </text:span></text:p>
          <text:p text:style-name="P3"><text:span text:style-name="T28">time to assess it before it is</text:span></text:p>
          <text:p text:style-name="P3"><text:span text:style-name="T28">merged with the 'live' repo.</text:span></text:p>
          <draw:enhanced-geometry svg:viewBox="0 0 21600 21600" draw:mirror-horizontal="false" draw:mirror-vertical="false" draw:text-areas="800 800 20800 20800" draw:type="round-rectangular-callout" draw:modifiers="24403.9558329333 15862.0876883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6.096cm" svg:height="2.286cm" svg:x="15.49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3.174cm" svg:height="0.74cm" svg:x="7.366cm" svg:y="3.556cm">
          <draw:image xlink:href="Pictures/10000000000000780000001CDABF2C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508cm" presentation:class="title" presentation:user-transformed="true">
          <draw:text-box>
            <text:p><text:span text:style-name="T9">After a review, your changes go 'live'!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frame draw:style-name="gr22" draw:text-style-name="P4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frame draw:style-name="gr22" draw:text-style-name="P14" draw:layer="layout" svg:width="2.504cm" svg:height="0.878cm" svg:x="18.07cm" svg:y="5.588cm">
          <draw:text-box>
            <text:p><text:span text:style-name="T20">(review)</text:span></text:p>
          </draw:text-box>
        </draw:frame>
        <draw:frame draw:style-name="gr6" draw:text-style-name="P14" draw:layer="layout" svg:width="2.471cm" svg:height="0.878cm" svg:x="21.151cm" svg:y="5.08cm">
          <draw:text-box>
            <text:p><text:span text:style-name="T20">(merge)</text:span></text:p>
          </draw:text-box>
        </draw:fram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34" draw:id="id34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3" draw:id="id33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33" draw:start-glue-point="6" draw:end-shape="id34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34" draw:start-glue-point="8" draw:end-shape="id33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4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draw:custom-shape draw:style-name="gr27" draw:text-style-name="P3" draw:layer="layout" svg:width="10.16cm" svg:height="5.334cm" svg:x="4.826cm" svg:y="3.048cm">
          <text:p text:style-name="P3"><text:span text:style-name="T28">Your changes are reviewed</text:span></text:p>
          <text:p text:style-name="P3"><text:span text:style-name="T28">and then merged with the 'live' </text:span></text:p>
          <text:p text:style-name="P3"><text:span text:style-name="T28">repo.</text:span></text:p>
          <text:p text:style-name="P3"><text:span text:style-name="T28">From now on, they'll be used </text:span></text:p>
          <text:p text:style-name="P3"><text:span text:style-name="T28">by the ci server.</text:span></text:p>
          <draw:enhanced-geometry svg:viewBox="0 0 21600 21600" draw:text-areas="800 800 20800 20800" draw:type="round-rectangular-callout" draw:modifiers="25515.6775907883 11364.798500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7.366cm" svg:height="2.286cm" svg:x="17.0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6" draw:text-style-name="P12" draw:layer="layout" svg:x1="5.08cm" svg:y1="4.572cm" svg:x2="26.162cm" svg:y2="4.572cm">
          <text:p text:style-name="P3"><text:span text:style-name="T17"/></text:p>
          <text:p text:style-name="P2"><text:span text:style-name="T18"/></text:p>
        </draw:line>
        <draw:line draw:style-name="gr17" draw:text-style-name="P2" draw:layer="layout" svg:x1="11.176cm" svg:y1="11.43cm" svg:x2="12.446cm" svg:y2="14.732cm">
          <text:p/>
        </draw:line>
        <draw:frame presentation:style-name="pr1" draw:text-style-name="P9" draw:layer="layout" svg:width="25.199cm" svg:height="3.506cm" svg:x="1.4cm" svg:y="-0.712cm" presentation:class="title" presentation:user-transformed="true">
          <draw:text-box>
            <text:p><text:span text:style-name="T9">Putting it all together ...</text:span></text:p>
          </draw:text-box>
        </draw:frame>
        <draw:line draw:style-name="gr18" draw:text-style-name="P13" draw:layer="layout" svg:x1="1.524cm" svg:y1="19.731cm" svg:x2="26.416cm" svg:y2="19.731cm">
          <text:p text:style-name="P2"><text:span text:style-name="T19">Time</text:span></text:p>
        </draw:line>
        <draw:line draw:style-name="gr19" draw:text-style-name="P12" draw:layer="layout" svg:x1="5.334cm" svg:y1="11.43cm" svg:x2="26.162cm" svg:y2="11.43cm">
          <text:p text:style-name="P3"><text:span text:style-name="T17"/></text:p>
          <text:p text:style-name="P2"><text:span text:style-name="T18"/></text:p>
        </draw:line>
        <draw:line draw:style-name="gr20" draw:text-style-name="P2" draw:layer="layout" svg:x1="18.288cm" svg:y1="6.604cm" svg:x2="17.272cm" svg:y2="11.43cm">
          <text:p/>
        </draw:line>
        <draw:line draw:style-name="gr20" draw:text-style-name="P2" draw:layer="layout" svg:x1="23.622cm" svg:y1="6.604cm" svg:x2="18.288cm" svg:y2="6.604cm">
          <text:p/>
        </draw:line>
        <draw:line draw:style-name="gr21" draw:text-style-name="P2" draw:layer="layout" svg:x1="23.876cm" svg:y1="4.572cm" svg:x2="23.622cm" svg:y2="6.604cm">
          <text:p/>
        </draw:line>
        <draw:frame draw:style-name="gr22" draw:text-style-name="P4" draw:layer="layout" svg:width="5.197cm" svg:height="1.589cm" svg:x="15.843cm" svg:y="8.382cm">
          <draw:text-box>
            <text:p text:style-name="P2"><text:span text:style-name="T20">(In github.com)</text:span></text:p>
            <text:p text:style-name="P2"><text:span text:style-name="T25">11. Pull request</text:span></text:p>
          </draw:text-box>
        </draw:frame>
        <draw:frame draw:style-name="gr22" draw:text-style-name="P14" draw:layer="layout" svg:width="2.504cm" svg:height="0.878cm" svg:x="18.07cm" svg:y="5.588cm">
          <draw:text-box>
            <text:p><text:span text:style-name="T20">(review)</text:span></text:p>
          </draw:text-box>
        </draw:frame>
        <draw:frame draw:style-name="gr6" draw:text-style-name="P14" draw:layer="layout" svg:width="2.471cm" svg:height="0.878cm" svg:x="21.151cm" svg:y="5.08cm">
          <draw:text-box>
            <text:p><text:span text:style-name="T20">(merge)</text:span></text:p>
          </draw:text-box>
        </draw:frame>
        <draw:custom-shape draw:style-name="gr5" draw:text-style-name="P4" draw:layer="layout" svg:width="4.318cm" svg:height="2.54cm" svg:x="5.334cm" svg:y="10.16cm">
          <text:p text:style-name="P2"><text:span text:style-name="T10">paloma</text:span><text:span text:style-name="T11">/</text:span></text:p>
          <text:p text:style-name="P2"><text:span text:style-name="T12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4.318cm" svg:height="2.54cm" svg:x="2.286cm" svg:y="3.302cm">
          <text:p text:style-name="P2"><text:span text:style-name="T13">owdqa</text:span><text:span text:style-name="T14">/</text:span></text:p>
          <text:p text:style-name="P2"><text:span text:style-name="T15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4.261cm" svg:height="1.589cm" svg:x="6.604cm" svg:y="7.047cm">
          <draw:text-box>
            <text:p text:style-name="P2"><text:span text:style-name="T20">(In github.com)</text:span></text:p>
            <text:p text:style-name="P2"><text:span text:style-name="T25">1. Fork</text:span></text:p>
          </draw:text-box>
        </draw:frame>
        <draw:frame draw:style-name="gr22" draw:text-style-name="P20" draw:layer="layout" svg:width="5.231cm" svg:height="0.962cm" svg:x="10.83cm" svg:y="18.034cm">
          <draw:text-box>
            <text:p><text:span text:style-name="T44">(</text:span><text:span text:style-name="T38">5</text:span><text:span text:style-name="T45">.</text:span><text:span text:style-name="T46"> </text:span><text:span text:style-name="T44">make changes)</text:span></text:p>
          </draw:text-box>
        </draw:frame>
        <draw:custom-shape draw:style-name="gr23" draw:text-style-name="P2" xml:id="id36" draw:id="id36" draw:layer="layout" svg:width="1.524cm" svg:height="1.016cm" svg:x="12.623cm" svg:y="16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35" draw:id="id35" draw:layer="layout" svg:width="2.058cm" svg:height="1.27cm" svg:x="12.175cm" svg:y="14.7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2" draw:layer="layout" draw:type="curve" draw:line-skew="-0.184cm" svg:x1="12.175cm" svg:y1="15.367cm" svg:x2="12.623cm" svg:y2="17.388cm" draw:start-shape="id35" draw:start-glue-point="6" draw:end-shape="id36" draw:end-glue-point="6" svg:d="m12175 15367c-1027 0-1251 2021 448 2021" svg:viewBox="0 0 1249 2022">
          <text:p/>
        </draw:connector>
        <draw:connector draw:style-name="gr24" draw:text-style-name="P2" draw:layer="layout" draw:type="curve" draw:line-skew="0.295cm" svg:x1="14.147cm" svg:y1="17.388cm" svg:x2="14.233cm" svg:y2="15.367cm" draw:start-shape="id36" draw:start-glue-point="8" draw:end-shape="id35" draw:end-glue-point="8" svg:d="m14147 17388c1324 0 1281-2021 86-2021" svg:viewBox="0 0 989 2022">
          <text:p/>
        </draw:connector>
        <draw:line draw:style-name="gr25" draw:text-style-name="P2" draw:layer="layout" svg:x1="6.096cm" svg:y1="5.842cm" svg:x2="7.366cm" svg:y2="10.414cm">
          <text:p/>
        </draw:line>
        <draw:line draw:style-name="gr17" draw:text-style-name="P2" draw:layer="layout" svg:x1="13.97cm" svg:y1="14.732cm" svg:x2="15.24cm" svg:y2="11.546cm">
          <text:p/>
        </draw:line>
        <draw:frame draw:style-name="gr30" draw:text-style-name="P4" draw:layer="layout" svg:width="2.868cm" svg:height="1.27cm" svg:x="9.07cm" svg:y="13.208cm">
          <draw:text-box>
            <text:p text:style-name="P2"><text:span text:style-name="T25">2. clone</text:span></text:p>
          </draw:text-box>
        </draw:frame>
        <draw:frame draw:style-name="gr26" draw:text-style-name="P4" draw:layer="layout" svg:width="3.08cm" svg:height="1.27cm" svg:x="15.24cm" svg:y="12.954cm">
          <draw:text-box>
            <text:p text:style-name="P2"><text:span text:style-name="T25">10. push</text:span></text:p>
          </draw:text-box>
        </draw:frame>
        <draw:custom-shape draw:style-name="gr7" draw:text-style-name="P2" draw:layer="layout" svg:width="0.508cm" svg:height="9.652cm" svg:x="1.524cm" svg:y="2.794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939cm" svg:height="0.806cm" draw:transform="rotate (1.56119701590893) translate (0.676cm 9.887cm)">
          <draw:text-box>
            <text:p><text:span text:style-name="T4">Online</text:span><text:span text:style-name="T5"> (github.com)</text:span></text:p>
          </draw:text-box>
        </draw:frame>
        <draw:custom-shape draw:style-name="gr7" draw:text-style-name="P2" draw:layer="layout" svg:width="0.508cm" svg:height="5.08cm" svg:x="1.524cm" svg:y="13.462cm">
          <text:p/>
          <draw:enhanced-geometry svg:viewBox="0 0 21600 21600" draw:glue-points="21600 0 0 10800 21600 21600" draw:text-areas="13800 ?f9 21600 ?f10" draw:type="left-brace" draw:modifiers="1800 10539.31420283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4.557cm" svg:height="0.806cm" draw:transform="rotate (1.56119701590893) translate (0.676cm 18.138cm)">
          <draw:text-box>
            <text:p><text:span text:style-name="T4">Local</text:span><text:span text:style-name="T5"> (pc / laptop)</text:span></text:p>
          </draw:text-box>
        </draw:frame>
        <draw:frame draw:style-name="gr26" draw:text-style-name="P4" draw:layer="layout" svg:width="3.995cm" svg:height="1.27cm" svg:x="6.604cm" svg:y="16.002cm">
          <draw:text-box>
            <text:p text:style-name="P2"><text:span text:style-name="T25">4. checkout</text:span></text:p>
          </draw:text-box>
        </draw:frame>
        <draw:frame draw:style-name="gr26" draw:text-style-name="P4" draw:layer="layout" svg:width="2.339cm" svg:height="1.27cm" svg:x="15.748cm" svg:y="17.272cm">
          <draw:text-box>
            <text:p text:style-name="P2"><text:span text:style-name="T25">6. add</text:span></text:p>
          </draw:text-box>
        </draw:frame>
        <draw:frame draw:style-name="gr26" draw:text-style-name="P4" draw:layer="layout" svg:width="3.465cm" svg:height="1.27cm" svg:x="14.732cm" svg:y="14.097cm">
          <draw:text-box>
            <text:p text:style-name="P2"><text:span text:style-name="T25">9. commit</text:span></text:p>
          </draw:text-box>
        </draw:frame>
        <draw:frame draw:style-name="gr31" draw:text-style-name="P4" draw:layer="layout" svg:width="5.375cm" svg:height="1.408cm" svg:x="16.51cm" svg:y="16.256cm">
          <draw:text-box>
            <text:p text:style-name="P2"><text:span text:style-name="T25">7. pull upstream</text:span></text:p>
          </draw:text-box>
        </draw:frame>
        <draw:frame draw:style-name="gr31" draw:text-style-name="P4" draw:layer="layout" svg:width="7.373cm" svg:height="1.408cm" svg:x="16.215cm" svg:y="15.24cm">
          <draw:text-box>
            <text:p text:style-name="P2"><text:span text:style-name="T25">8. refresh_README.sh</text:span></text:p>
          </draw:text-box>
        </draw:frame>
        <draw:frame draw:style-name="gr26" draw:text-style-name="P4" draw:layer="layout" svg:width="5.37cm" svg:height="1.27cm" svg:x="6.005cm" svg:y="14.594cm">
          <draw:text-box>
            <text:p text:style-name="P2"><text:span text:style-name="T25">3. add upstre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4T18:05:17</dc:date>
    <meta:editing-duration>PT1H20M50S</meta:editing-duration>
    <meta:editing-cycles>83</meta:editing-cycles>
    <meta:generator>LibreOffice/3.5$Linux_x86 LibreOffice_project/350m1$Build-2</meta:generator>
    <meta:document-statistic meta:object-count="506"/>
  </office:meta>
</office:document-meta>
</file>